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ndale Mono" fo:font-size="10.5pt" style:font-size-asian="10.5pt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75cd1" officeooo:paragraph-rsid="00075cd1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e6502" officeooo:paragraph-rsid="000e6502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c444b" officeooo:paragraph-rsid="001c444b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c444b" officeooo:paragraph-rsid="001c444b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b51b1" officeooo:paragraph-rsid="000e6502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06d84a" officeooo:paragraph-rsid="0006d84a" style:font-size-asian="16pt" style:font-style-asian="italic" style:font-weight-asian="bold" style:font-size-complex="16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1b5759" officeooo:paragraph-rsid="000d0fc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c444b" officeooo:paragraph-rsid="001c444b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075cd1" officeooo:paragraph-rsid="000a31e7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0a31e7"/>
    </style:style>
    <style:style style:name="P12" style:family="paragraph" style:parent-style-name="Standard" style:list-style-name="L5">
      <style:paragraph-properties fo:text-align="start" style:justify-single-word="false"/>
      <style:text-properties officeooo:paragraph-rsid="001107fe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0eba93" officeooo:paragraph-rsid="000eba93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0b51b1" officeooo:paragraph-rsid="000b51b1"/>
    </style:style>
    <style:style style:name="P15" style:family="paragraph" style:parent-style-name="Standard" style:list-style-name="L1">
      <style:paragraph-properties fo:text-align="start" style:justify-single-word="false"/>
      <style:text-properties style:text-underline-style="none" officeooo:rsid="000d0fc1" officeooo:paragraph-rsid="002753bd"/>
    </style:style>
    <style:style style:name="P16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c444b" officeooo:paragraph-rsid="001c444b" style:font-weight-asian="normal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0e6502" officeooo:paragraph-rsid="000e6502" style:font-weight-asian="normal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0eba93" officeooo:paragraph-rsid="000eba93" style:font-weight-asian="normal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0ff9c9" officeooo:paragraph-rsid="000ff9c9" style:font-weight-asian="normal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1107fe" officeooo:paragraph-rsid="001107fe" style:font-weight-asian="normal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124095" officeooo:paragraph-rsid="00124095" style:font-weight-asian="normal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style:text-underline-style="none" officeooo:rsid="001107fe" officeooo:paragraph-rsid="001107fe"/>
    </style:style>
    <style:style style:name="P23" style:family="paragraph" style:parent-style-name="Standard" style:list-style-name="L6">
      <style:paragraph-properties fo:text-align="start" style:justify-single-word="false"/>
      <style:text-properties style:text-underline-style="none" officeooo:rsid="001b24f9" officeooo:paragraph-rsid="001b24f9"/>
    </style:style>
    <style:style style:name="P24" style:family="paragraph" style:parent-style-name="Standard" style:list-style-name="L3">
      <style:paragraph-properties fo:text-align="start" style:justify-single-word="false"/>
      <style:text-properties fo:font-style="italic" style:text-underline-style="solid" style:text-underline-width="auto" style:text-underline-color="font-color" fo:font-weight="normal" officeooo:rsid="001cc720" officeooo:paragraph-rsid="001cc720" style:font-style-asian="italic" style:font-weight-asian="normal" style:font-style-complex="italic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fo:font-style="italic" style:text-underline-style="none" fo:font-weight="normal" officeooo:rsid="001cc720" officeooo:paragraph-rsid="0028f52e" style:font-style-asian="italic" style:font-weight-asian="normal" style:font-style-complex="italic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fo:font-style="italic" style:text-underline-style="none" fo:font-weight="normal" officeooo:rsid="001ebd4d" officeooo:paragraph-rsid="001ebd4d" style:font-style-asian="italic" style:font-weight-asian="normal" style:font-style-complex="italic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fo:font-style="italic" style:text-underline-style="none" fo:font-weight="normal" officeooo:rsid="001f4108" officeooo:paragraph-rsid="001f4108" style:font-style-asian="italic" style:font-weight-asian="normal" style:font-style-complex="italic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style:text-underline-style="solid" style:text-underline-width="auto" style:text-underline-color="font-color" officeooo:rsid="000e6502" officeooo:paragraph-rsid="00244097"/>
    </style:style>
    <style:style style:name="T1" style:family="text">
      <style:text-properties style:font-name="Andale Mono" fo:font-size="10.5pt" fo:font-style="normal" style:text-underline-style="solid" style:text-underline-width="auto" style:text-underline-color="font-color" fo:font-weight="bold" style:font-size-asian="10.5pt" style:font-style-asian="normal" style:font-weight-asian="bold" style:font-weight-complex="bold"/>
    </style:style>
    <style:style style:name="T2" style:family="text">
      <style:text-properties style:font-name="Andale Mono" fo:font-size="10.5pt" fo:font-style="normal" style:text-underline-style="none" fo:font-weight="bold" style:font-size-asian="10.5pt" style:font-style-asian="normal" style:font-weight-asian="bold" style:font-weight-complex="bold"/>
    </style:style>
    <style:style style:name="T3" style:family="text">
      <style:text-properties style:font-name="Andale Mono" fo:font-size="10.5pt" fo:font-style="normal" fo:font-weight="normal" style:font-size-asian="10.5pt" style:font-style-asian="normal" style:font-weight-asian="normal"/>
    </style:style>
    <style:style style:name="T4" style:family="text">
      <style:text-properties officeooo:rsid="00075cd1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style:text-position="super 58%" fo:font-weight="normal" officeooo:rsid="0009d320" style:font-weight-asian="normal" style:font-weight-complex="normal"/>
    </style:style>
    <style:style style:name="T7" style:family="text">
      <style:text-properties style:text-position="super 58%" fo:font-weight="normal" officeooo:rsid="000a31e7" style:font-weight-asian="normal" style:font-weight-complex="normal"/>
    </style:style>
    <style:style style:name="T8" style:family="text">
      <style:text-properties style:text-position="super 58%" fo:font-weight="normal" officeooo:rsid="00075cd1" style:font-weight-asian="normal" style:font-weight-complex="normal"/>
    </style:style>
    <style:style style:name="T9" style:family="text">
      <style:text-properties style:text-position="super 58%" officeooo:rsid="00075cd1"/>
    </style:style>
    <style:style style:name="T10" style:family="text">
      <style:text-properties style:text-position="super 58%" style:text-underline-style="solid" style:text-underline-width="auto" style:text-underline-color="font-color" fo:font-weight="normal" officeooo:rsid="000bb1be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9d320" style:font-weight-asian="bold" style:font-weight-complex="bold"/>
    </style:style>
    <style:style style:name="T13" style:family="text">
      <style:text-properties fo:font-weight="bold" officeooo:rsid="00075cd1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9d320" style:font-weight-asian="normal" style:font-weight-complex="normal"/>
    </style:style>
    <style:style style:name="T16" style:family="text">
      <style:text-properties fo:font-weight="normal" officeooo:rsid="000a31e7" style:font-weight-asian="normal" style:font-weight-complex="normal"/>
    </style:style>
    <style:style style:name="T17" style:family="text">
      <style:text-properties fo:font-weight="normal" officeooo:rsid="00075cd1" style:font-weight-asian="normal" style:font-weight-complex="normal"/>
    </style:style>
    <style:style style:name="T18" style:family="text">
      <style:text-properties fo:font-weight="normal" officeooo:rsid="000b51b1" style:font-weight-asian="normal" style:font-weight-complex="normal"/>
    </style:style>
    <style:style style:name="T19" style:family="text">
      <style:text-properties fo:font-weight="normal" officeooo:rsid="000bb1be" style:font-weight-asian="normal" style:font-weight-complex="normal"/>
    </style:style>
    <style:style style:name="T20" style:family="text">
      <style:text-properties fo:font-weight="normal" officeooo:rsid="000d70be" style:font-weight-asian="normal" style:font-weight-complex="normal"/>
    </style:style>
    <style:style style:name="T21" style:family="text">
      <style:text-properties fo:font-weight="normal" officeooo:rsid="00124095" style:font-weight-asian="normal" style:font-weight-complex="normal"/>
    </style:style>
    <style:style style:name="T22" style:family="text">
      <style:text-properties fo:font-weight="normal" officeooo:rsid="0012ac96" style:font-weight-asian="normal" style:font-weight-complex="normal"/>
    </style:style>
    <style:style style:name="T23" style:family="text">
      <style:text-properties fo:font-weight="normal" officeooo:rsid="0014a251" style:font-weight-asian="normal" style:font-weight-complex="normal"/>
    </style:style>
    <style:style style:name="T24" style:family="text">
      <style:text-properties fo:font-weight="normal" officeooo:rsid="001b24f9" style:font-weight-asian="normal" style:font-weight-complex="normal"/>
    </style:style>
    <style:style style:name="T25" style:family="text">
      <style:text-properties fo:font-weight="normal" officeooo:rsid="00176390" style:font-weight-asian="normal" style:font-weight-complex="normal"/>
    </style:style>
    <style:style style:name="T26" style:family="text">
      <style:text-properties fo:font-weight="normal" officeooo:rsid="001b5759" style:font-weight-asian="normal" style:font-weight-complex="normal"/>
    </style:style>
    <style:style style:name="T27" style:family="text">
      <style:text-properties fo:font-weight="normal" officeooo:rsid="00212a59" style:font-weight-asian="normal" style:font-weight-complex="normal"/>
    </style:style>
    <style:style style:name="T28" style:family="text">
      <style:text-properties fo:font-weight="normal" officeooo:rsid="0021fe77" style:font-weight-asian="normal" style:font-weight-complex="normal"/>
    </style:style>
    <style:style style:name="T29" style:family="text">
      <style:text-properties fo:font-weight="normal" officeooo:rsid="0022b494" style:font-weight-asian="normal" style:font-weight-complex="normal"/>
    </style:style>
    <style:style style:name="T30" style:family="text">
      <style:text-properties fo:font-weight="normal" officeooo:rsid="002753bd" style:font-weight-asian="normal" style:font-weight-complex="normal"/>
    </style:style>
    <style:style style:name="T31" style:family="text">
      <style:text-properties fo:font-weight="normal" officeooo:rsid="0028340a" style:font-weight-asian="normal" style:font-weight-complex="normal"/>
    </style:style>
    <style:style style:name="T32" style:family="text">
      <style:text-properties fo:font-weight="normal" officeooo:rsid="0029dc54" style:font-weight-asian="normal" style:font-weight-complex="normal"/>
    </style:style>
    <style:style style:name="T33" style:family="text">
      <style:text-properties fo:font-weight="normal" officeooo:rsid="002a6ffe" style:font-weight-asian="normal" style:font-weight-complex="normal"/>
    </style:style>
    <style:style style:name="T3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5" style:family="text">
      <style:text-properties style:text-underline-style="solid" style:text-underline-width="auto" style:text-underline-color="font-color" fo:font-weight="normal" officeooo:rsid="000bb1be" style:font-weight-asian="normal" style:font-weight-complex="normal"/>
    </style:style>
    <style:style style:name="T36" style:family="text">
      <style:text-properties style:text-underline-style="solid" style:text-underline-width="auto" style:text-underline-color="font-color" fo:font-weight="normal" officeooo:rsid="001b5759" style:font-weight-asian="normal" style:font-weight-complex="normal"/>
    </style:style>
    <style:style style:name="T37" style:family="text">
      <style:text-properties style:text-underline-style="solid" style:text-underline-width="auto" style:text-underline-color="font-color" fo:font-weight="normal" officeooo:rsid="002753bd" style:font-weight-asian="normal" style:font-weight-complex="normal"/>
    </style:style>
    <style:style style:name="T38" style:family="text">
      <style:text-properties style:text-underline-style="solid" style:text-underline-width="auto" style:text-underline-color="font-color" fo:font-weight="normal" officeooo:rsid="002a6ffe" style:font-weight-asian="normal" style:font-weight-complex="normal"/>
    </style:style>
    <style:style style:name="T39" style:family="text">
      <style:text-properties officeooo:rsid="0009d320"/>
    </style:style>
    <style:style style:name="T40" style:family="text">
      <style:text-properties style:text-underline-style="none"/>
    </style:style>
    <style:style style:name="T41" style:family="text">
      <style:text-properties style:text-underline-style="none" fo:font-weight="normal" style:font-weight-asian="normal" style:font-weight-complex="normal"/>
    </style:style>
    <style:style style:name="T42" style:family="text">
      <style:text-properties style:text-underline-style="none" fo:font-weight="normal" officeooo:rsid="000eba93" style:font-weight-asian="normal" style:font-weight-complex="normal"/>
    </style:style>
    <style:style style:name="T43" style:family="text">
      <style:text-properties style:text-underline-style="none" fo:font-weight="normal" officeooo:rsid="001107fe" style:font-weight-asian="normal" style:font-weight-complex="normal"/>
    </style:style>
    <style:style style:name="T44" style:family="text">
      <style:text-properties style:text-underline-style="none" fo:font-weight="normal" officeooo:rsid="000bb1be" style:font-weight-asian="normal" style:font-weight-complex="normal"/>
    </style:style>
    <style:style style:name="T45" style:family="text">
      <style:text-properties style:text-underline-style="none" fo:font-weight="normal" officeooo:rsid="001a22df" style:font-weight-asian="normal" style:font-weight-complex="normal"/>
    </style:style>
    <style:style style:name="T46" style:family="text">
      <style:text-properties style:text-underline-style="none" fo:font-weight="normal" officeooo:rsid="001b24f9" style:font-weight-asian="normal" style:font-weight-complex="normal"/>
    </style:style>
    <style:style style:name="T47" style:family="text">
      <style:text-properties style:text-underline-style="none" fo:font-weight="normal" officeooo:rsid="00212a59" style:font-weight-asian="normal" style:font-weight-complex="normal"/>
    </style:style>
    <style:style style:name="T48" style:family="text">
      <style:text-properties style:text-underline-style="none" fo:font-weight="normal" officeooo:rsid="00244097" style:font-weight-asian="normal" style:font-weight-complex="normal"/>
    </style:style>
    <style:style style:name="T49" style:family="text">
      <style:text-properties style:text-underline-style="none" fo:font-weight="normal" officeooo:rsid="00262fec" style:font-weight-asian="normal" style:font-weight-complex="normal"/>
    </style:style>
    <style:style style:name="T50" style:family="text">
      <style:text-properties style:text-underline-style="none" fo:font-weight="normal" officeooo:rsid="002753bd" style:font-weight-asian="normal" style:font-weight-complex="normal"/>
    </style:style>
    <style:style style:name="T51" style:family="text">
      <style:text-properties style:text-underline-style="none" fo:font-weight="normal" officeooo:rsid="0029dc54" style:font-weight-asian="normal" style:font-weight-complex="normal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fo:font-style="normal" officeooo:rsid="002072d4" style:font-style-asian="normal" style:font-style-complex="normal"/>
    </style:style>
    <style:style style:name="T54" style:family="text">
      <style:text-properties fo:font-style="normal" officeooo:rsid="0028f52e" style:font-style-asian="normal" style:font-style-complex="normal"/>
    </style:style>
    <style:style style:name="T55" style:family="text">
      <style:text-properties fo:font-style="normal" style:text-underline-style="none" style:font-style-asian="normal" style:font-style-complex="normal"/>
    </style:style>
    <style:style style:name="T56" style:family="text">
      <style:text-properties fo:font-style="normal" style:text-underline-style="none" officeooo:rsid="002ca56d" style:font-style-asian="normal" style:font-style-complex="normal"/>
    </style:style>
    <style:style style:name="T57" style:family="text">
      <style:text-properties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officeooo:rsid="00244097"/>
    </style:style>
    <style:style style:name="T59" style:family="text">
      <style:text-properties officeooo:rsid="002753bd"/>
    </style:style>
    <style:style style:name="T60" style:family="text">
      <style:text-properties fo:font-style="italic" fo:font-weight="normal" officeooo:rsid="002753bd" style:font-style-asian="italic" style:font-weight-asian="normal" style:font-style-complex="italic" style:font-weight-complex="normal"/>
    </style:style>
    <style:style style:name="T61" style:family="text">
      <style:text-properties officeooo:rsid="0028340a"/>
    </style:style>
    <style:style style:name="T62" style:family="text">
      <style:text-properties officeooo:rsid="002a6ffe"/>
    </style:style>
    <style:style style:name="T63" style:family="text">
      <style:text-properties officeooo:rsid="0030c7d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redictions – Ex. 1</text:p>
      <text:p text:style-name="P2"><text:span text:style-name="T39">Generic notes</text:span>:</text:p>
      <text:list xml:id="list3853755497" text:style-name="L1">
        <text:list-item>
          <text:p text:style-name="P10">The main menu will continue its cycles until the exit option <text:span text:style-name="T59">is</text:span> selected.</text:p>
        </text:list-item>
        <text:list-item>
          <text:p text:style-name="P11"><text:span text:style-name="T4">Usage of the 1</text:span><text:span text:style-name="T9">st</text:span><text:span text:style-name="T4"> command is </text:span><text:span text:style-name="T13">mandatory</text:span><text:span text:style-name="T17"> for the 2</text:span><text:span text:style-name="T8">nd</text:span><text:span text:style-name="T17"> and 3</text:span><text:span text:style-name="T8">rd</text:span><text:span text:style-name="T17"> commands, i.e a valid XML file must be loaded before running any simulation</text:span><text:span text:style-name="T30">s</text:span><text:span text:style-name="T17"> or showing </text:span><text:span text:style-name="T30">the next simulation details</text:span><text:span text:style-name="T17">.</text:span></text:p>
        </text:list-item>
        <text:list-item>
          <text:p text:style-name="P13"><text:span text:style-name="T17">T</text:span><text:span text:style-name="T14">he 1</text:span><text:span text:style-name="T5">st</text:span><text:span text:style-name="T14"> command receives a </text:span><text:span text:style-name="T11">full, not relative path</text:span><text:span text:style-name="T14">.</text:span></text:p>
        </text:list-item>
        <text:list-item>
          <text:p text:style-name="P11"><text:span text:style-name="T15">Usage of the 3</text:span><text:span text:style-name="T6">rd</text:span><text:span text:style-name="T15"> command is</text:span><text:span text:style-name="T12"> mandatory</text:span><text:span text:style-name="T15"> for the 4</text:span><text:span text:style-name="T6">th</text:span><text:span text:style-name="T15"> </text:span><text:span text:style-name="T16">and 6</text:span><text:span text:style-name="T7">th</text:span><text:span text:style-name="T16"> </text:span><text:span text:style-name="T15">command</text:span><text:span text:style-name="T16">s</text:span><text:span text:style-name="T15">, i.e at least one simulation must </text:span><text:span text:style-name="T16">occur </text:span><text:span text:style-name="T15">before any </text:span><text:span text:style-name="T33">past</text:span><text:span text:style-name="T15"> data can be shown </text:span><text:span text:style-name="T16">or history can be saved</text:span><text:span text:style-name="T15">.</text:span></text:p>
        </text:list-item>
        <text:list-item>
          <text:p text:style-name="P14"><text:span text:style-name="T14">Runtime errors during the simulation (</text:span><text:span text:style-name="T30">such as</text:span><text:span text:style-name="T14"> using the </text:span><text:span text:style-name="T60">bt/lt</text:span><text:span text:style-name="T30"> condition</text:span><text:span text:style-name="T14"> operator</text:span><text:span text:style-name="T30">s</text:span><text:span text:style-name="T14"> on a non-numeric property) will terminate the simulation. </text:span><text:span text:style-name="T34">Moreover, such simulation</text:span><text:span text:style-name="T35">s</text:span><text:span text:style-name="T34"> will not </text:span><text:span text:style-name="T35">be saved to history, and therefore their details won’t be visible through the 4</text:span><text:span text:style-name="T10">th</text:span><text:span text:style-name="T35"> command</text:span><text:span text:style-name="T44">. </text:span><text:span text:style-name="T45">The reasoning </text:span><text:span text:style-name="T47">behind </text:span><text:span text:style-name="T45">this decision is that a simulation with a runtime error is not a valid simulation, and could be stopped long before any of the termination conditions have been reached. Therefore, any information such as entities’ amounts and properties histograms </text:span><text:span text:style-name="T50">is completely</text:span><text:span text:style-name="T45"> irrelevant.</text:span></text:p>
        </text:list-item>
        <text:list-item>
          <text:p text:style-name="P15"><text:span text:style-name="T19">A ‘</text:span><text:span text:style-name="T14">not found entity’ </text:span><text:span text:style-name="T30">error when performing</text:span><text:span text:style-name="T14"> an action </text:span><text:span text:style-name="T36">might </text:span><text:span text:style-name="T37">occur </text:span><text:span text:style-name="T36">due to zero population</text:span><text:span text:style-name="T26">. If this is the case, </text:span><text:span text:style-name="T36">it</text:span><text:span text:style-name="T34"> is not considered a </text:span><text:span text:style-name="T38">runtime</text:span><text:span text:style-name="T34"> error</text:span><text:span text:style-name="T14"> and therefore the simulation </text:span><text:span text:style-name="T34">will continue running, </text:span><text:span text:style-name="T36">skipping the action</text:span><text:span text:style-name="T14">. The reasoning </text:span><text:span text:style-name="T27">behind </text:span><text:span text:style-name="T14">this decision is </text:span><text:span text:style-name="T20">that </text:span><text:span text:style-name="T14">all instances </text:span><text:span text:style-name="T29">of some arbitrary entity </text:span><text:span text:style-name="T14">might die through the kill action but the rules, </text:span><text:span text:style-name="T30">that were not changed, </text:span><text:span text:style-name="T20">might attempt alter</text:span><text:span text:style-name="T33">ing some or all </text:span><text:span text:style-name="T22">entity’s instances, </text:span><text:span text:style-name="T24">which </text:span><text:span text:style-name="T28">do not exist at this point</text:span><text:span text:style-name="T24">.</text:span></text:p>
          <text:p text:style-name="P15"><text:span text:style-name="T26">On the other hand, an entity that does not exist in our </text:span><text:span text:style-name="T31">engine’s storage </text:span><text:span text:style-name="T33">but is referenced</text:span><text:span text:style-name="T26">, </text:span><text:span text:style-name="T30">i.e was not presented in the corresponding XML file, </text:span><text:span text:style-name="T26">will terminate the simulation </text:span><text:span text:style-name="T29">and will be</text:span><text:span text:style-name="T28"> considered a </text:span><text:span text:style-name="T29">runtime error</text:span><text:span text:style-name="T28">.</text:span></text:p>
        </text:list-item>
      </text:list>
      <text:p text:style-name="P8"/>
      <text:p text:style-name="P4"><text:span text:style-name="T26">I</text:span><text:span text:style-name="T14">mplemented bonuses:</text:span></text:p>
      <text:list xml:id="list627185099" text:style-name="L2">
        <text:list-item>
          <text:p text:style-name="P16">History saving &amp; loading: implemented using a conversion of the HistoryManager object into a stream (and saving it <text:span text:style-name="T61">to a file according to the user’s requested path). Options 5 &amp; 6 in the menu.</text:span></text:p>
        </text:list-item>
      </text:list>
      <text:p text:style-name="P9"/>
      <text:p text:style-name="P5">Significant classes:</text:p>
      <text:list xml:id="list218680621" text:style-name="L3">
        <text:list-item>
          <text:p text:style-name="P24"><text:span text:style-name="T40">HistoryManager:</text:span><text:span text:style-name="T55"> History management of past simulations. This class is also used for the bonus implementation.</text:span></text:p>
        </text:list-item>
        <text:list-item>
          <text:p text:style-name="P24"><text:span text:style-name="T40">SingleSimulation:</text:span><text:span text:style-name="T55"> Lifecycle management of a single simulation.</text:span></text:p>
        </text:list-item>
        <text:list-item>
          <text:p text:style-name="P24"><text:span text:style-name="T40">SingleSimulationLog:</text:span><text:span text:style-name="T55"> An abstract class that </text:span><text:span text:style-name="T40">SingleSimulation</text:span><text:span text:style-name="T55"> extends, containing formatted timestamps of the start and end times, and the world states both in the beginning of the simulation and in </text:span><text:span text:style-name="T56">the</text:span><text:span text:style-name="T55"> end </text:span><text:span text:style-name="T56">of the simulation</text:span><text:span text:style-name="T55">.</text:span></text:p>
        </text:list-item>
        <text:list-item>
          <text:p text:style-name="P25">WorldState:<text:span text:style-name="T52"> Used to describe the entities’ state</text:span><text:span text:style-name="T54">s</text:span><text:span text:style-name="T52"> </text:span><text:span text:style-name="T54">before and after a simulation</text:span><text:span text:style-name="T52">.</text:span></text:p>
        </text:list-item>
        <text:list-item>
          <text:p text:style-name="P26">ExpressionParser:<text:span text:style-name="T52"> Used to parse expressions described in</text:span><text:span text:style-name="T54"> the</text:span><text:span text:style-name="T52"> Predictions doc.</text:span></text:p>
        </text:list-item>
        <text:list-item>
          <text:p text:style-name="P27">EngineAPI:<text:span text:style-name="T52"> </text:span><text:span text:style-name="T53">The </text:span><text:span text:style-name="T57">only</text:span><text:span text:style-name="T52"> engine module that is used by external modules (</text:span><text:span text:style-name="T54">other</text:span><text:span text:style-name="T52"> th</text:span><text:span text:style-name="T54">an the</text:span><text:span text:style-name="T52"> engine’s internal classes). </text:span><text:span text:style-name="T54">Acts as an API.</text:span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oft-page-break/><text:span text:style-name="T18">C</text:span><text:span text:style-name="T14">ode writing </text:span><text:span text:style-name="T32">technologies, </text:span><text:span text:style-name="T14">concepts </text:span><text:span text:style-name="T23">&amp; agendas</text:span><text:span text:style-name="T14">:</text:span></text:p>
      <text:list xml:id="list2530445980" text:style-name="L4">
        <text:list-item>
          <text:p text:style-name="P17">Test driven development.</text:p>
        </text:list-item>
        <text:list-item>
          <text:p text:style-name="P17">Blackboxes <text:span text:style-name="T63">&amp; </text:span>bottom-up development.</text:p>
        </text:list-item>
        <text:list-item>
          <text:p text:style-name="P28"><text:span text:style-name="T46">Implementation of the </text:span><text:span text:style-name="T41">DTO design pattern. </text:span><text:span text:style-name="T46">Used</text:span><text:span text:style-name="T41"> for </text:span><text:span text:style-name="T49">encapsulating </text:span><text:span text:style-name="T48">the </text:span><text:span text:style-name="T42">engine’</text:span><text:span text:style-name="T48">s </text:span><text:span text:style-name="T42">prototypes </text:span><text:span text:style-name="T48">and classes</text:span><text:span text:style-name="T41">.</text:span></text:p>
        </text:list-item>
        <text:list-item>
          <text:p text:style-name="P18">Usage of loggers, both in the UI module and <text:span text:style-name="T58">the </text:span>engine module.</text:p>
        </text:list-item>
        <text:list-item>
          <text:p text:style-name="P19">Custom exceptions for repetative errors such as invalid type, entity not found, etc.</text:p>
        </text:list-item>
        <text:list-item>
          <text:p text:style-name="P20">MVC development;</text:p>
        </text:list-item>
      </text:list>
      <text:list xml:id="list4105847762" text:style-name="L5">
        <text:list-item>
          <text:p text:style-name="P12"><text:span text:style-name="T43">UI: </text:span><text:span text:style-name="T51">S</text:span><text:span text:style-name="T46">ep</text:span><text:span text:style-name="T51">a</text:span><text:span text:style-name="T46">ration of </text:span><text:span text:style-name="T43">printers, scanners and handlers (controllers).</text:span></text:p>
        </text:list-item>
        <text:list-item>
          <text:p text:style-name="P22"><text:span text:style-name="T32">Engine:</text:span><text:span text:style-name="T14"> </text:span><text:span text:style-name="T32">S</text:span><text:span text:style-name="T21">ep</text:span><text:span text:style-name="T32">a</text:span><text:span text:style-name="T21">ration </text:span><text:span text:style-name="T24">of </text:span><text:span text:style-name="T14">actions orchestrating, </text:span><text:span text:style-name="T21">history </text:span><text:span text:style-name="T24">handling </text:span><text:span text:style-name="T14">and simulation handling.</text:span></text:p>
        </text:list-item>
      </text:list>
      <text:list xml:id="list388219255" text:style-name="L6">
        <text:list-item>
          <text:p text:style-name="P21">Usage of regular expressions: both for determining system functions templates and removing leading zeroes from <text:span text:style-name="T62">numeric properties</text:span>.</text:p>
        </text:list-item>
        <text:list-item>
          <text:p text:style-name="P23"><text:span text:style-name="T25">S</text:span><text:span text:style-name="T14">tatic functions are used for validations, conversions, actions performing, and other on-spot changes or operation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Andale Mono" fo:font-size="10.5pt" style:font-size-asian="10.5pt"/>
    </style:style>
    <style:style style:name="MT1" style:family="text">
      <style:text-properties style:font-name="Andale Mono" fo:font-size="10.5pt" fo:font-style="normal" style:text-underline-style="solid" style:text-underline-width="auto" style:text-underline-color="font-color" fo:font-weight="bold" style:font-size-asian="10.5pt" style:font-style-asian="normal" style:font-weight-asian="bold" style:font-weight-complex="bold"/>
    </style:style>
    <style:style style:name="MT2" style:family="text">
      <style:text-properties style:font-name="Andale Mono" fo:font-size="10.5pt" fo:font-style="normal" style:text-underline-style="none" fo:font-weight="bold" style:font-size-asian="10.5pt" style:font-style-asian="normal" style:font-weight-asian="bold" style:font-weight-complex="bold"/>
    </style:style>
    <style:style style:name="MT3" style:family="text">
      <style:text-properties style:font-name="Andale Mono" fo:font-size="10.5pt" fo:font-style="normal" fo:font-weight="normal" style:font-size-asian="10.5pt" style:font-style-asian="normal" style:font-weight-asian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Standard"><text:span text:style-name="MT1">Name</text:span><text:span text:style-name="MT2">:</text:span><text:span text:style-name="MT3"> Maya Raskin</text:span></text:p>
        <text:p text:style-name="Standard"><text:span text:style-name="MT1">ID Number</text:span><text:span text:style-name="MT2">:</text:span><text:span text:style-name="MT3"> 209372325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8T20:49:28.082892354</meta:creation-date>
    <dc:date>2023-08-19T12:37:46.026525500</dc:date>
    <meta:editing-duration>PT1H22M34S</meta:editing-duration>
    <meta:editing-cycles>47</meta:editing-cycles>
    <meta:generator>LibreOffice/7.3.7.2$Linux_X86_64 LibreOffice_project/30$Build-2</meta:generator>
    <meta:document-statistic meta:table-count="0" meta:image-count="0" meta:object-count="0" meta:page-count="2" meta:paragraph-count="31" meta:word-count="561" meta:character-count="3468" meta:non-whitespace-character-count="2961"/>
  </office:meta>
</office:document-meta>
</file>